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86dcd" officeooo:paragraph-rsid="00086dc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normal" officeooo:rsid="00086dcd" officeooo:paragraph-rsid="00086dc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9c106" officeooo:paragraph-rsid="0009c1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10dd1" officeooo:paragraph-rsid="0009c10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c6ee42" officeooo:paragraph-rsid="015410e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cb9c47" officeooo:paragraph-rsid="01cb9c4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ce6415" officeooo:paragraph-rsid="01ce641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1cede84" officeooo:paragraph-rsid="01cede84" style:font-size-asian="12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199cfed"/>
    </style:style>
    <style:style style:name="T4" style:family="text">
      <style:text-properties officeooo:rsid="019afd2d"/>
    </style:style>
    <style:style style:name="T5" style:family="text">
      <style:text-properties officeooo:rsid="01cd0730"/>
    </style:style>
    <style:style style:name="T6" style:family="text">
      <style:text-properties officeooo:rsid="01cede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et histoire des peuples d’Europe de l’Est<text:line-break/><text:span text:style-name="T3">Les Pays Baltes</text:span></text:p>
      <text:p text:style-name="P2"/>
      <text:p text:style-name="P2"/>
      <text:p text:style-name="P3">Objectif du cours :<text:span text:style-name="T1"> </text:span><text:span text:style-name="T2">Réfléchir sur l’héritage européen commun dans la construction de l’identité culturelle ; définir la continuité historique européenne et les origines des divergences culturelles.</text:span></text:p>
      <text:p text:style-name="P4"/>
      <text:p text:style-name="P4"/>
      <text:p text:style-name="P5"><text:span text:style-name="T4">« Il est difficile de grandir à l’ombre de la guerre que l’on a pas vécu. »</text:span></text:p>
      <text:p text:style-name="P5"/>
      <text:p text:style-name="P6">Trois pays voisins <text:span text:style-name="T5">aux bord de la mer baltique :</text:span></text:p>
      <text:p text:style-name="P6">- <text:span text:style-name="T5">Estonie (Tallinn)</text:span></text:p>
      <text:p text:style-name="P6">- <text:span text:style-name="T5">Lettonie (Riga)</text:span></text:p>
      <text:p text:style-name="P6">- <text:span text:style-name="T5">Lituanie (Vilnius)</text:span></text:p>
      <text:p text:style-name="P6"/>
      <text:p text:style-name="P7">Points en commun : </text:p>
      <text:p text:style-name="P7">Dès l’ère chrétienne les pays baltes étaient habités par des peuples appartenant au groupe finno-ougrien (Estoniens, Lives, <text:span text:style-name="T6">). Ils font partis du groupe baltique-slave (Z….). Ces deux groupes sont des peuples qui habitent près de la Baltique. <text:line-break/>Ces tribus vont fusionner et formé un seul et unique peuple qui a choisi d’habiter autour du peuple de Riga. À l’époque il s’agissait surtout de pêcheur et de paysans et ils dépendaient des grands peuples guerriers (Vikings, Germains, Russes).</text:span></text:p>
      <text:p text:style-name="P7"/>
      <text:p text:style-name="P8">Au XIIème siècle ils adoptent le catholicis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58:13.854836612</meta:creation-date>
    <dc:date>2018-12-01T14:50:02.476112951</dc:date>
    <meta:editing-duration>PT6H41M</meta:editing-duration>
    <meta:editing-cycles>427</meta:editing-cycles>
    <meta:generator>LibreOffice/6.1.3.2$Linux_X86_64 LibreOffice_project/10$Build-2</meta:generator>
    <meta:document-statistic meta:table-count="0" meta:image-count="0" meta:object-count="0" meta:page-count="1" meta:paragraph-count="10" meta:word-count="162" meta:character-count="993" meta:non-whitespace-character-count="839"/>
  </office:meta>
</office:document-meta>
</file>